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DejaVu Sans Condensed" svg:font-family="'DejaVu Sans Condensed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-0.0075in" style:auto-text-indent="false" style:writing-mode="lr-tb"/>
    </style:style>
    <style:style style:name="P3" style:family="paragraph" style:parent-style-name="Standard">
      <style:paragraph-properties fo:margin-left="0in" fo:margin-right="0in" fo:line-height="150%" fo:text-align="start" style:justify-single-word="false" fo:text-indent="-0.0075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-0.0075in" style:auto-text-indent="false" style:writing-mode="lr-tb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-0.0075in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/>
      <style:text-properties style:font-name="DejaVu Sans" fo:font-size="14pt" style:text-underline-style="none" fo:font-weight="bold" style:font-size-asian="14pt" style:font-weight-asian="bold" style:font-size-complex="14pt" style:language-complex="fa" style:country-complex="IR" style:font-weight-complex="bold"/>
    </style:style>
    <style:style style:name="P7" style:family="paragraph" style:parent-style-name="Standard">
      <style:paragraph-properties fo:margin-left="0in" fo:margin-right="0in" fo:text-align="end" style:justify-single-word="false" fo:text-indent="-0.0075in" style:auto-text-indent="false" style:writing-mode="lr-tb"/>
      <style:text-properties style:font-name="DejaVu Sans" fo:font-size="16pt" style:text-underline-style="none" fo:font-weight="bold" style:font-size-asian="16pt" style:font-weight-asian="bold" style:font-size-complex="16pt" style:language-complex="fa" style:country-complex="IR" style:font-weight-complex="bold"/>
    </style:style>
    <style:style style:name="P8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/>
      <style:text-properties style:font-name="Times New Roman" fo:font-size="12pt" style:text-underline-style="none" fo:font-weight="normal" style:font-size-asian="12pt" style:font-weight-asian="normal" style:font-size-complex="12pt" style:language-complex="fa" style:country-complex="IR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DejaVu Sans" fo:font-size="14pt" style:text-underline-style="none" fo:font-weight="bold" style:font-size-asian="14pt" style:font-weight-asian="bold" style:font-size-complex="14pt" style:language-complex="fa" style:country-complex="IR" style:font-weight-complex="bold"/>
    </style:style>
    <style:style style:name="P10" style:family="paragraph" style:parent-style-name="Standard">
      <style:paragraph-properties fo:margin-left="0in" fo:margin-right="0in" fo:text-align="end" style:justify-single-word="false" fo:text-indent="-0.0075in" style:auto-text-indent="false" style:writing-mode="lr-tb">
        <style:tab-stops/>
      </style:paragraph-properties>
      <style:text-properties style:font-name="DejaVu Sans" fo:font-size="16pt" style:text-underline-style="none" fo:font-weight="bold" style:font-size-asian="16pt" style:font-weight-asian="bold" style:font-size-complex="16pt" style:language-complex="fa" style:country-complex="IR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Times New Roman" fo:font-size="12pt" style:text-underline-style="none" fo:font-weight="normal" style:font-size-asian="12pt" style:font-weight-asian="normal" style:font-size-complex="12pt" style:language-complex="fa" style:country-complex="IR" style:font-weight-complex="normal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-0.0075in" style:auto-text-indent="false" style:writing-mode="lr-tb">
        <style:tab-stops/>
      </style:paragraph-properties>
      <style:text-properties style:font-name="Times New Roman" fo:font-size="12pt" style:text-underline-style="none" fo:font-weight="normal" style:font-size-asian="12pt" style:font-weight-asian="normal" style:font-size-complex="12pt" style:language-complex="fa" style:country-complex="IR" style:font-weight-complex="normal"/>
    </style:style>
    <style:style style:name="P13" style:family="paragraph" style:parent-style-name="Standard" style:master-page-name="Standard">
      <style:paragraph-properties fo:margin-left="0in" fo:margin-right="0in" fo:text-align="justify" style:justify-single-word="false" fo:text-indent="-0.0075in" style:auto-text-indent="false" style:page-number="auto" style:writing-mode="lr-tb"/>
      <style:text-properties style:font-name="DejaVu Sans" fo:font-size="14pt" style:text-underline-style="none" fo:font-weight="bold" style:font-size-asian="14pt" style:font-weight-asian="bold" style:font-size-complex="14pt" style:language-complex="fa" style:country-complex="IR" style:font-weight-complex="bold"/>
    </style:style>
    <style:style style:name="P14" style:family="paragraph" style:parent-style-name="Standard">
      <style:paragraph-properties fo:line-height="150%" fo:text-align="start" style:justify-single-word="false" style:writing-mode="lr-tb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style:font-name="Times New Roman"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" fo:font-weight="bold" style:font-weight-asian="bold" style:font-weight-complex="bold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super 58%" style:font-name="Times New Roman" fo:font-size="12pt" style:text-underline-style="none" fo:font-weight="normal" style:font-size-asian="12pt" style:font-weight-asian="normal" style:font-size-complex="12pt" style:language-complex="fa" style:country-complex="IR" style:font-weight-complex="normal"/>
    </style:style>
    <style:style style:name="T5" style:family="text">
      <style:text-properties style:text-position="super 58%"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style:text-underline-style="none" fo:font-weight="bold" style:font-size-asian="12pt" style:font-weight-asian="bold" style:font-size-complex="12pt" style:language-complex="fa" style:country-complex="IR" style:font-weight-complex="bold"/>
    </style:style>
    <style:style style:name="T7" style:family="text">
      <style:text-properties style:font-name="Times New Roman" fo:font-size="12pt" style:text-underline-style="none" fo:font-weight="normal" style:font-size-asian="12pt" style:font-weight-asian="normal" style:font-size-complex="12pt" style:language-complex="fa" style:country-complex="IR" style:font-weight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style:text-underline-style="none" fo:font-weight="bold" style:font-size-asian="12pt" style:font-weight-asian="bold" style:font-size-complex="12pt" style:language-complex="fa" style:country-complex="IR" style:font-weight-complex="bold"/>
    </style:style>
    <style:style style:name="T14" style:family="text">
      <style:text-properties style:font-name="Times New Roman" fo:font-size="12pt" style:text-underline-style="none" fo:font-weight="normal" style:font-size-asian="12pt" style:font-weight-asian="normal" style:font-size-complex="12pt" style:language-complex="fa" style:country-complex="IR" style:font-weight-complex="normal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style:font-name="Times New Roman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6"/>
      <text:p text:style-name="P6"/>
      <text:p text:style-name="P7">References</text:p>
      <text:p text:style-name="P8"/>
      <text:p text:style-name="P8"/>
      <text:p text:style-name="P8"/>
      <text:p text:style-name="P4"><text:span text:style-name="T6">Computer Networks and Internets</text:span><text:span text:style-name="T7">, 2</text:span><text:span text:style-name="T4">nd</text:span><text:span text:style-name="T7"> Ed., Douglas E. Comer, Prentice Hall</text:span></text:p>
      <text:p text:style-name="P4"><text:span text:style-name="T6">TCP/IP Unleashed</text:span><text:span text:style-name="T7">, 3</text:span><text:span text:style-name="T4">rd</text:span><text:span text:style-name="T7"> Ed., Karanjit S. Siyan Ph.D, Tim Parker Ph.D, Sams</text:span></text:p>
      <text:p text:style-name="P4"><text:span text:style-name="T6">Linux: The Complete Reference</text:span><text:span text:style-name="T7">, 6</text:span><text:span text:style-name="T4">th</text:span><text:span text:style-name="T7"> Ed., Richard Petersen</text:span></text:p>
      <text:p text:style-name="P4"><text:bookmark-start text:name="AEN2"/><text:bookmark-end text:name="AEN2"/><text:span text:style-name="T6">Iptables Tutorial</text:span><text:span text:style-name="T7"> 1.2.2 by </text:span><text:span text:style-name="T8">Oskar Andreasson </text:span><text:span text:style-name="Source_20_Text"><text:span text:style-name="T8">&lt;</text:span></text:span><text:a xlink:type="simple" xlink:href="mailto:oan@frozentux.net"><text:span text:style-name="Internet_20_link"><text:span text:style-name="T8">oan@frozentux.net</text:span></text:span></text:a><text:span text:style-name="Source_20_Text"><text:span text:style-name="T8">&gt;</text:span></text:span></text:p>
      <text:p text:style-name="P2"><text:span text:style-name="Source_20_Text"><text:span text:style-name="T9">The American Heritage Dictionary</text:span></text:span><text:span text:style-name="Source_20_Text"><text:span text:style-name="T8">, 4</text:span></text:span><text:span text:style-name="Source_20_Text"><text:span text:style-name="T3">th</text:span></text:span><text:span text:style-name="Source_20_Text"><text:span text:style-name="T8"> Ed., Dell</text:span></text:span></text:p>
      <text:p text:style-name="P2"><text:span text:style-name="Source_20_Text"><text:span text:style-name="T9">Internet Protocol</text:span></text:span><text:span text:style-name="Source_20_Text"><text:span text:style-name="T8">– RFC 791</text:span></text:span></text:p>
      <text:p text:style-name="P2"><text:span text:style-name="Source_20_Text"><text:span text:style-name="T9">Internet Protocol, Version 6 (IPv6) Specification</text:span></text:span><text:span text:style-name="Source_20_Text"><text:span text:style-name="T8"> – RFC 2460</text:span></text:span></text:p>
      <text:p text:style-name="P2"><text:span text:style-name="Source_20_Text"><text:span text:style-name="T9">Transmission Control Protocol</text:span></text:span><text:span text:style-name="Source_20_Text"><text:span text:style-name="T8"> – RFC 793</text:span></text:span></text:p>
      <text:p text:style-name="P2"><text:span text:style-name="Source_20_Text"><text:span text:style-name="T9">User Datagram Protocol</text:span></text:span><text:span text:style-name="Source_20_Text"><text:span text:style-name="T8"> – RFC 768</text:span></text:span></text:p>
      <text:p text:style-name="P2"><text:span text:style-name="Source_20_Text"><text:span text:style-name="T9">Internet Control Message Protocol</text:span></text:span><text:span text:style-name="Source_20_Text"><text:span text:style-name="T8">– RFC 792</text:span></text:span></text:p>
      <text:p text:style-name="P2"><text:span text:style-name="Source_20_Text"><text:span text:style-name="T9">Internet Control Message Protocol (ICMPv6) for the Internet Protocol Version 6 (IPv6) Specification</text:span></text:span><text:span text:style-name="Source_20_Text"><text:span text:style-name="T8"> – RFC 2463</text:span></text:span></text:p>
      <text:p text:style-name="P2"><text:span text:style-name="Source_20_Text"><text:span text:style-name="T9">Traditional IP Network Address Translator (Traditional NAT) </text:span></text:span><text:span text:style-name="Source_20_Text"><text:span text:style-name="T8">– RFC 3022</text:span></text:span></text:p>
      <text:p text:style-name="P2"><text:span text:style-name="Source_20_Text"><text:span text:style-name="T9">IP Network Address Translator (NAT) Terminology and Considerations </text:span></text:span><text:span text:style-name="Source_20_Text"><text:span text:style-name="T8">– RFC 2663</text:span></text:span></text:p>
      <text:p text:style-name="P2"><text:span text:style-name="Source_20_Text"><text:span text:style-name="T9">IPv4 Address Behaviour Today </text:span></text:span><text:span text:style-name="Source_20_Text"><text:span text:style-name="T8">– RFC 2101</text:span></text:span></text:p>
      <text:p text:style-name="P2"><text:span text:style-name="Source_20_Text"><text:span text:style-name="T9">Datagram Congestion Control Protocol (DCCP) </text:span></text:span><text:span text:style-name="Source_20_Text"><text:span text:style-name="T8">– RFC 4340</text:span></text:span></text:p>
      <text:p text:style-name="P14"><text:span text:style-name="T15">networking-concepts-HOWTO</text:span><text:span text:style-name="T16">, Paul </text:span><text:span text:style-name="Source_20_Text"><text:span text:style-name="T8">Rusty Russell</text:span></text:span></text:p>
      <text:p text:style-name="P14"><text:span text:style-name="T15">packet-filtering-HOWTO</text:span><text:span text:style-name="Source_20_Text"><text:span text:style-name="T8">, Paul Rusty Russell</text:span></text:span></text:p>
      <text:p text:style-name="P14"><text:span text:style-name="Source_20_Text"><text:span text:style-name="T9">NAT-HOWTO</text:span></text:span><text:span text:style-name="Source_20_Text"><text:span text:style-name="T8">, Paul Rusty Russell</text:span></text:span></text:p>
      <text:p text:style-name="P14"><text:span text:style-name="T15">netfilter-double-nat-HOWTO</text:span><text:span text:style-name="T16">, Yan-Fa Li</text:span></text:p>
      <text:p text:style-name="P14"><text:span text:style-name="T15">netfilter-hacking-HOWTO</text:span><text:span text:style-name="Source_20_Text"><text:span text:style-name="T8">, Paul Rusty Russell &amp; Harald Welte</text:span></text:span></text:p>
      <text:p text:style-name="P14"><text:span text:style-name="Source_20_Text"><text:span text:style-name="T9">netfilter-extensions-HOWTO</text:span></text:span><text:span text:style-name="Source_20_Text"><text:span text:style-name="T8">, Fabrice MARIE</text:span></text:span></text:p>
      <text:p text:style-name="P14"><text:span text:style-name="Source_20_Text"><text:span text:style-name="T9">IP-Masquerade-HOWTO</text:span></text:span><text:span text:style-name="Source_20_Text"><text:span text:style-name="T8">, David A. Ranch</text:span></text:span></text:p>
      <text:p text:style-name="P3"><text:span text:style-name="Source_20_Text"><text:span text:style-name="T9">Wikipedia.org</text:span></text:span><text:span text:style-name="Source_20_Text"><text:span text:style-name="T8">, The free encyclopedi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DejaVu Sans Condensed" svg:font-family="'DejaVu Sans Condensed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root</meta:initial-creator>
    <meta:creation-date>2008-06-16T16:46:01</meta:creation-date>
    <dc:date>2010-02-18T08:16:23</dc:date>
    <dc:language>en-US</dc:language>
    <meta:editing-cycles>33</meta:editing-cycles>
    <meta:editing-duration>PT00H23M05S</meta:editing-duration>
    <dc:creator>Mostafa Moradian</dc:creator>
    <meta:document-statistic meta:table-count="0" meta:image-count="0" meta:object-count="0" meta:page-count="1" meta:paragraph-count="25" meta:word-count="163" meta:character-count="1195"/>
    <meta:user-defined meta:name="Info 1"/>
    <meta:user-defined meta:name="Info 2"/>
    <meta:user-defined meta:name="Info 3"/>
    <meta:user-defined meta:name="Info 4"/>
  </office:meta>
</office:document-meta>
</file>